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/>
    </style:style>
    <style:style style:name="P5" style:parent-style-name="Normal" style:family="paragraph">
      <style:text-properties fo:font-size="12pt" style:font-size-asian="12pt"/>
    </style:style>
    <style:style style:name="T6" style:parent-style-name="Policepardéfaut" style:family="text">
      <style:text-properties fo:font-size="12pt" style:font-size-asian="12pt"/>
    </style:style>
    <style:style style:name="T7" style:parent-style-name="Policepardéfaut" style:family="text">
      <style:text-properties fo:font-size="12pt" style:font-size-asian="12pt"/>
    </style:style>
    <style:style style:name="T8" style:parent-style-name="Policepardéfaut" style:family="text">
      <style:text-properties fo:font-size="14pt" style:font-size-asian="14pt"/>
    </style:style>
    <style:style style:name="P9" style:parent-style-name="Normal" style:family="paragraph">
      <style:text-properties fo:font-size="12pt" style:font-size-asian="12pt"/>
    </style:style>
    <style:style style:name="P10" style:parent-style-name="Normal" style:family="paragraph">
      <style:text-properties fo:font-size="12pt" style:font-size-asian="12pt"/>
    </style:style>
    <style:style style:name="P11" style:parent-style-name="Normal" style:family="paragraph">
      <style:text-properties fo:font-size="12pt" style:font-size-asian="12pt"/>
    </style:style>
    <style:style style:name="P12" style:parent-style-name="Normal" style:family="paragraph">
      <style:text-properties fo:font-size="12pt" style:font-size-asian="12pt"/>
    </style:style>
    <style:style style:name="P13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size="12pt" style:font-size-asian="12pt"/>
    </style:style>
    <style:style style:name="P15" style:parent-style-name="Normal" style:family="paragraph">
      <style:text-properties fo:font-size="12pt" style:font-size-asian="12pt"/>
    </style:style>
    <style:style style:name="P16" style:parent-style-name="Normal" style:family="paragraph">
      <style:paragraph-properties fo:text-indent="0.4916in"/>
      <style:text-properties fo:font-size="12pt" style:font-size-asian="12pt"/>
    </style:style>
    <style:style style:name="P17" style:parent-style-name="Normal" style:family="paragraph">
      <style:paragraph-properties fo:margin-left="0.4916in">
        <style:tab-stops/>
      </style:paragraph-properties>
      <style:text-properties fo:font-size="12pt" style:font-size-asian="12pt"/>
    </style:style>
    <style:style style:name="T18" style:parent-style-name="Policepardéfaut" style:family="text">
      <style:text-properties fo:font-size="12pt" style:font-size-asian="12pt"/>
    </style:style>
  </office:automatic-styles>
  <office:body>
    <office:text text:use-soft-page-breaks="true">
      <text:p text:style-name="P1">Descriptions des documents :</text:p>
      <text:p text:style-name="P2"/>
      <text:p text:style-name="P3">1/ Diagramme de paquetage :</text:p>
      <text:p text:style-name="P4">Nous avons, pour le moment, 5 paquets : Vue, Modele, Console1, TestUnitaireClasse, et TestUnitairePersonnage.</text:p>
      <text:p text:style-name="P5">Vue contient toutes les fenêtres XAML.<text:s/></text:p>
      <text:p text:style-name="Normal"><text:span text:style-name="T6">Modele contient les classes C#,<text:s/></text:span><text:span text:style-name="T7">telles que Caracs, Classe, Equipement, NomCarac (qui est une enum), Personnage, PosInventaire (qui est un enum), Sort, et TypeEquipement (qui est une enum)</text:span><text:span text:style-name="T8">.</text:span></text:p>
      <text:p text:style-name="P9">Console1 contient des tests dans l’affichage console.</text:p>
      <text:p text:style-name="P10">TestUnitaireClasse contient des tests unitaires permettant de tester les méthodes de la classe Classe.</text:p>
      <text:p text:style-name="P11">TestUnitairePersonnage contient des tests unitaires permettant de tester les méthodes de la classe Personnage.</text:p>
      <text:p text:style-name="P12"/>
      <text:p text:style-name="P13">2/ Diagramme de classes :</text:p>
      <text:p text:style-name="P14">Notre diagramme de classes représente les classes détaillées que nous mettons en œuvre.<text:s/></text:p>
      <text:p text:style-name="P15">Caracs possède :</text:p>
      <text:p text:style-name="P16">- <text:s text:c="5"/>2 propriétés : une valeur (int) et des détails (string).<text:s/></text:p>
      <text:p text:style-name="P17">- <text:s text:c="5"/>3 méthodes : 2 constructeurs (1 qui permet de construire Caracs qu’avec une valeur, 1 autre qui permet de construire Caracs avec ses 2 propriétés) et 1 méthode ToString.</text:p>
      <text:p text:style-name="Normal"><text:span text:style-name="T1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19-05-16T14:38:00Z</meta:creation-date>
    <dc:date>2019-05-16T15:08:00Z</dc:date>
    <meta:template xlink:href="Normal" xlink:type="simple"/>
    <meta:editing-cycles>4</meta:editing-cycles>
    <meta:editing-duration>PT1800S</meta:editing-duration>
    <meta:document-statistic meta:page-count="1" meta:paragraph-count="2" meta:word-count="160" meta:character-count="1040" meta:row-count="7" meta:non-whitespace-character-count="882"/>
  </office:meta>
</office:document-meta>
</file>